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.8" calcext:value-type="float">
            <text:p>13.8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положение микроскопа</text:p>
          </table:table-cell>
          <table:table-cell office:value-type="string" calcext:value-type="string">
            <text:p>38 cm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А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1mm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40.35" calcext:value-type="float">
            <text:p>40.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45" calcext:value-type="float">
            <text:p>39.4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1" calcext:value-type="float">
            <text:p>39.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9" calcext:value-type="float">
            <text:p>38.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7" calcext:value-type="float">
            <text:p>38.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.65" calcext:value-type="float">
            <text:p>38.6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=6</text:p>
          </table:table-cell>
          <table:table-cell table:number-columns-repeated="2"/>
          <table:table-cell office:value-type="string" calcext:value-type="string">
            <text:p>N=4</text:p>
          </table:table-cell>
          <table:table-cell table:number-columns-repeated="2"/>
          <table:table-cell office:value-type="string" calcext:value-type="string">
            <text:p>N=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9" calcext:value-type="float">
            <text:p>0.0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ty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2" calcext:value-type="float">
            <text:p>42.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7" calcext:value-type="float">
            <text:p>40.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8" calcext:value-type="float">
            <text:p>39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6" calcext:value-type="float">
            <text:p>39.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4" calcext:value-type="float">
            <text:p>39.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.15" calcext:value-type="float">
            <text:p>39.1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=5</text:p>
          </table:table-cell>
          <table:table-cell table:number-columns-repeated="2"/>
          <table:table-cell office:value-type="string" calcext:value-type="string">
            <text:p>N=4</text:p>
          </table:table-cell>
          <table:table-cell table:number-columns-repeated="2"/>
          <table:table-cell office:value-type="string" calcext:value-type="string">
            <text:p>N=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дел</text:p>
          </table:table-cell>
          <table:table-cell table:number-columns-repeated="6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.5" calcext:value-type="float">
            <text:p>-4.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Б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68 del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0 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дел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.2" calcext:value-type="float">
            <text:p>-2.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.4" calcext:value-type="float">
            <text:p>-1.4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В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6-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lta 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 x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" calcext:value-type="float">
            <text:p>1.86</text:p>
          </table:table-cell>
          <table:table-cell office:value-type="float" office:value="5" calcext:value-type="float">
            <text:p>5</text:p>
          </table:table-cell>
          <table:table-cell table:formula="of:=[.B74]/[.C74]" office:value-type="float" office:value="0.372" calcext:value-type="float">
            <text:p>0.37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3.1 del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 </text:p>
          </table:table-cell>
          <table:table-cell office:value-type="float" office:value="1.45" calcext:value-type="float">
            <text:p>1.4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b0 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45" calcext:value-type="float">
            <text:p>0.4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1" number:min-decimal-places="1" number:min-integer-digits="1" number:grouping="true"/>
    </number:number-style>
    <number:number-style style:name="N131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5-03-06T17:08:20.863190685</dc:date>
    <meta:editing-duration>P5DT21H33M19S</meta:editing-duration>
    <meta:editing-cycles>14</meta:editing-cycles>
    <meta:document-statistic meta:table-count="1" meta:cell-count="182" meta:object-count="0"/>
  </office:meta>
</office:document-meta>
</file>